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min-height="1.161cm" fo:min-width="7.708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7.5cm"/>
    </style:style>
    <style:style style:name="gr3" style:family="graphic" style:parent-style-name="standard">
      <style:graphic-properties svg:stroke-color="#000000" draw:fill="none" draw:textarea-horizontal-align="justify" draw:textarea-vertical-align="top" draw:auto-grow-height="false" fo:min-height="2.814cm" fo:min-width="7.5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0.814cm" fo:min-width="6.5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6.5cm"/>
    </style:style>
    <style:style style:name="gr6" style:family="graphic" style:parent-style-name="standard">
      <style:graphic-properties svg:stroke-color="#000000" draw:fill="none" draw:textarea-horizontal-align="justify" draw:textarea-vertical-align="top" draw:auto-grow-height="false" fo:min-height="6.771cm" fo:min-width="7.5cm"/>
    </style:style>
    <style:style style:name="gr7" style:family="graphic" style:parent-style-name="standard">
      <style:graphic-properties svg:stroke-color="#000000" draw:fill="none" draw:textarea-horizontal-align="justify" draw:textarea-vertical-align="top" draw:auto-grow-height="false" fo:min-height="0.75cm" fo:min-width="7.5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773cm" fo:min-width="6.5cm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solid" draw:fill-color="#ffffff" draw:fill-gradient-name="Gradient_20_7" draw:fill-hatch-name="Hatch_20_1" draw:fill-image-name="Bitmape_20_1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Tahoma" style:font-size-asian="12pt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T1" style:family="text">
      <style:text-properties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?">
        <style:list-level-properties/>
        <style:text-properties fo:font-family="StarSymbol" style:use-window-font-color="true" fo:font-size="45%"/>
      </text:list-level-style-bullet>
      <text:list-level-style-bullet text:level="2" text:bullet-char="?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?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?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?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?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?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?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?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?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PackageName" draw:style-name="gr1" draw:text-style-name="P2" draw:layer="layout" svg:width="9.8cm" svg:height="23.4cm" svg:x="2.1cm" svg:y="2cm">
          <draw:glue-point draw:id="4" svg:x="5cm" svg:y="1cm" draw:escape-direction="right"/>
          <draw:glue-point draw:id="5" svg:x="-5cm" svg:y="1cm" draw:escape-direction="left"/>
          <draw:glue-point draw:id="6" svg:x="0cm" svg:y="-2.996cm" draw:escape-direction="up"/>
          <text:p text:style-name="P1"><text:span text:style-name="T1">C-DNS</text:span></text:p>
          <draw:enhanced-geometry svg:viewBox="0 0 1000 718" draw:text-areas="0 0 $0 $1" draw:type="NonPrimitive" draw:modifiers="837.540614846288 43.3008946386046" draw:enhanced-path="M 0 $1 L 0 0 $0 0 $0 $1 Z N F M 0 $1 L 1000 $1 1000 718 0 718 Z N F">
            <draw:handle draw:handle-position="$0 72" draw:handle-range-x-minimum="left" draw:handle-range-x-maximum="right"/>
            <draw:handle draw:handle-position="500 $1" draw:handle-range-y-minimum="top" draw:handle-range-y-maximum="bottom"/>
          </draw:enhanced-geometry>
        </draw:custom-shape>
        <draw:custom-shape draw:style-name="gr2" draw:text-style-name="P4" draw:layer="layout" svg:width="8cm" svg:height="1cm" svg:x="3cm" svg:y="3.936cm">
          <text:p text:style-name="P3"><text:span text:style-name="T2">File type identifi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8cm" svg:height="3.064cm" svg:x="3cm" svg:y="5.336cm">
          <text:p text:style-name="P3"><text:span text:style-name="T2">Preambl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cm" svg:height="1.064cm" svg:x="4cm" svg:y="6.336cm">
          <text:p text:style-name="P3"><text:span text:style-name="T2">Format version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7cm" svg:height="1cm" svg:x="4cm" svg:y="7.4cm">
          <text:p text:style-name="P3"><text:span text:style-name="T2">Block Parameters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8cm" svg:height="7.021cm" svg:x="2.969cm" svg:y="8.979cm">
          <text:p text:style-name="P3"><text:span text:style-name="T2">Data block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7cm" svg:height="1cm" svg:x="3.969cm" svg:y="9.979cm">
          <text:p text:style-name="P3"><text:span text:style-name="T2">Block preamble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7cm" svg:height="1cm" svg:x="3.969cm" svg:y="10.979cm">
          <text:p text:style-name="P3"><text:span text:style-name="T2">Block statistics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7cm" svg:height="1cm" svg:x="3.969cm" svg:y="11.979cm">
          <text:p text:style-name="P3"><text:span text:style-name="T2">Block arrays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7cm" svg:height="1cm" svg:x="3.969cm" svg:y="12.979cm">
          <text:p text:style-name="P3"><text:span text:style-name="T2">Query/Response data items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7cm" svg:height="1cm" svg:x="3.969cm" svg:y="13.979cm">
          <text:p text:style-name="P3"><text:span text:style-name="T2">Address/Event count data items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8cm" svg:height="1cm" svg:x="3cm" svg:y="24cm">
          <text:p text:style-name="P3"><text:span text:style-name="T2">Further data blocks ...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7cm" svg:height="1.023cm" svg:x="3.97cm" svg:y="14.977cm">
          <text:p text:style-name="P3"><text:span text:style-name="T2">Malformed Message data items</text:span>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4" draw:layer="layout" svg:width="8cm" svg:height="7.021cm" svg:x="2.976cm" svg:y="16.534cm">
            <text:p text:style-name="P3"><text:span text:style-name="T2">Data block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7cm" svg:height="1cm" svg:x="3.976cm" svg:y="17.534cm">
            <text:p text:style-name="P3"><text:span text:style-name="T2">Block preamble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7cm" svg:height="1cm" svg:x="3.976cm" svg:y="18.534cm">
            <text:p text:style-name="P3"><text:span text:style-name="T2">Block statistics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7cm" svg:height="1cm" svg:x="3.976cm" svg:y="19.534cm">
            <text:p text:style-name="P3"><text:span text:style-name="T2">Block arrays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7cm" svg:height="1cm" svg:x="3.976cm" svg:y="20.534cm">
            <text:p text:style-name="P3"><text:span text:style-name="T2">Query/Response data items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7cm" svg:height="1cm" svg:x="3.976cm" svg:y="21.534cm">
            <text:p text:style-name="P3"><text:span text:style-name="T2">Address/Event count data items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4" draw:layer="layout" svg:width="7cm" svg:height="1.023cm" svg:x="3.977cm" svg:y="22.532cm">
            <text:p text:style-name="P3"><text:span text:style-name="T2">Malformed Message data items</text:span>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im Hague</meta:initial-creator>
    <meta:creation-date>2016-10-26T10:45:26.168833000</meta:creation-date>
    <dc:date>2018-02-19T11:02:02.663385055</dc:date>
    <meta:editing-duration>P3DT18H33M26S</meta:editing-duration>
    <meta:editing-cycles>7</meta:editing-cycles>
    <meta:generator>LibreOffice/6.0.1.1$MacOSX_X86_64 LibreOffice_project/60bfb1526849283ce2491346ed2aa51c465abfe6</meta:generator>
    <dc:creator>Jim Hague</dc:creator>
    <meta:document-statistic meta:object-count="21"/>
  </office:meta>
</office:document-meta>
</file>